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text-properties officeooo:rsid="0011688e" officeooo:paragraph-rsid="0011688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text-properties officeooo:rsid="0011688e" officeooo:paragraph-rsid="0011688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text-indent="0cm" style:auto-text-indent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officeooo:rsid="00161a20" officeooo:paragraph-rsid="00161a20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officeooo:rsid="00161a20" officeooo:paragraph-rsid="00161a20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officeooo:paragraph-rsid="0016908e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officeooo:paragraph-rsid="0016908e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9">
      <style:paragraph-properties fo:margin-left="0cm" fo:margin-right="0cm" fo:text-indent="0cm" style:auto-text-indent="false"/>
    </style:style>
    <style:style style:name="P2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0">
      <style:paragraph-properties fo:margin-left="0cm" fo:margin-right="0cm" fo:text-indent="0cm" style:auto-text-indent="false"/>
    </style:style>
    <style:style style:name="P29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1">
      <style:paragraph-properties fo:margin-left="0cm" fo:margin-right="0cm" fo:text-indent="0cm" style:auto-text-indent="false"/>
    </style:style>
    <style:style style:name="P31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2">
      <style:paragraph-properties fo:margin-left="0cm" fo:margin-right="0cm" fo:text-indent="0cm" style:auto-text-indent="false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3">
      <style:paragraph-properties fo:margin-left="0cm" fo:margin-right="0cm" fo:text-indent="0cm" style:auto-text-indent="false"/>
    </style:style>
    <style:style style:name="T1" style:family="text">
      <style:text-properties officeooo:rsid="00161a20"/>
    </style:style>
    <style:style style:name="T2" style:family="text">
      <style:text-properties officeooo:rsid="0016908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Исходя из BPMN диаграммы, можно выделить следующие основные сущности для ER-диаграммы:</text:p>
      <text:list text:style-name="L1">
        <text:list-item>
          <text:p text:style-name="P5"><text:span text:style-name="Strong_20_Emphasis">Заказ</text:span></text:p>
          <text:list>
            <text:list-item>
              <text:p text:style-name="P5">Идентификатор заказа (PK)</text:p>
            </text:list-item>
            <text:list-item>
              <text:p text:style-name="P5">Дата создания</text:p>
            </text:list-item>
            <text:list-item>
              <text:p text:style-name="P5">Статус заказа</text:p>
            </text:list-item>
          </text:list>
        </text:list-item>
        <text:list-item>
          <text:p text:style-name="P5"><text:span text:style-name="Strong_20_Emphasis">Клиент</text:span></text:p>
          <text:list>
            <text:list-item>
              <text:p text:style-name="P5">Идентификатор клиента (PK)</text:p>
            </text:list-item>
            <text:list-item>
              <text:p text:style-name="P5">Имя</text:p>
            </text:list-item>
            <text:list-item>
              <text:p text:style-name="P5">Контактная информация</text:p>
            </text:list-item>
          </text:list>
        </text:list-item>
        <text:list-item>
          <text:p text:style-name="P5"><text:span text:style-name="Strong_20_Emphasis">Продукт</text:span></text:p>
          <text:list>
            <text:list-item>
              <text:p text:style-name="P5">Идентификатор продукта (PK)</text:p>
            </text:list-item>
            <text:list-item>
              <text:p text:style-name="P5">Наименование</text:p>
            </text:list-item>
            <text:list-item>
              <text:p text:style-name="P5">Цена</text:p>
            </text:list-item>
            <text:list-item>
              <text:p text:style-name="P5">Количество на складе</text:p>
            </text:list-item>
          </text:list>
        </text:list-item>
        <text:list-item>
          <text:p text:style-name="P5"><text:span text:style-name="Strong_20_Emphasis">Корзина</text:span></text:p>
          <text:list>
            <text:list-item>
              <text:p text:style-name="P5">Идентификатор корзины (PK)</text:p>
            </text:list-item>
            <text:list-item>
              <text:p text:style-name="P5">Идентификатор клиента (FK)</text:p>
            </text:list-item>
            <text:list-item>
              <text:p text:style-name="P5">Дата добавления</text:p>
            </text:list-item>
          </text:list>
        </text:list-item>
        <text:list-item>
          <text:p text:style-name="P5"><text:span text:style-name="Strong_20_Emphasis">Элемент корзины</text:span></text:p>
          <text:list>
            <text:list-item>
              <text:p text:style-name="P5">Идентификатор (PK)</text:p>
            </text:list-item>
            <text:list-item>
              <text:p text:style-name="P5">Идентификатор корзины (FK)</text:p>
            </text:list-item>
            <text:list-item>
              <text:p text:style-name="P5">Идентификатор продукта (FK)</text:p>
            </text:list-item>
            <text:list-item>
              <text:p text:style-name="P5">Количество</text:p>
            </text:list-item>
          </text:list>
        </text:list-item>
        <text:list-item>
          <text:p text:style-name="P5"><text:span text:style-name="Strong_20_Emphasis">Доставка</text:span></text:p>
          <text:list>
            <text:list-item>
              <text:p text:style-name="P5">Идентификатор доставки (PK)</text:p>
            </text:list-item>
            <text:list-item>
              <text:p text:style-name="P5">Идентификатор заказа (FK)</text:p>
            </text:list-item>
            <text:list-item>
              <text:p text:style-name="P5">Идентификатор курьера (FK)</text:p>
            </text:list-item>
            <text:list-item>
              <text:p text:style-name="P5">Статус доставки</text:p>
            </text:list-item>
          </text:list>
        </text:list-item>
        <text:list-item>
          <text:p text:style-name="P5"><text:span text:style-name="Strong_20_Emphasis">Курьер</text:span></text:p>
          <text:list>
            <text:list-item>
              <text:p text:style-name="P5">Идентификатор курьера (PK)</text:p>
            </text:list-item>
            <text:list-item>
              <text:p text:style-name="P5">Имя</text:p>
            </text:list-item>
            <text:list-item>
              <text:p text:style-name="P5">Контактная информация</text:p>
            </text:list-item>
            <text:list-item>
              <text:p text:style-name="P5">Статус</text:p>
            </text:list-item>
          </text:list>
        </text:list-item>
        <text:list-item>
          <text:p text:style-name="P5"><text:span text:style-name="Strong_20_Emphasis">Сообщение</text:span></text:p>
          <text:list>
            <text:list-item>
              <text:p text:style-name="P5">Идентификатор сообщения (PK)</text:p>
            </text:list-item>
            <text:list-item>
              <text:p text:style-name="P5">Идентификатор заказа (FK)</text:p>
            </text:list-item>
            <text:list-item>
              <text:p text:style-name="P5">Тип сообщения</text:p>
            </text:list-item>
            <text:list-item>
              <text:p text:style-name="P6">Содержание</text:p>
            </text:list-item>
          </text:list>
        </text:list-item>
      </text:list>
      <text:h text:style-name="P1" text:outline-level="3">Описание полей:</text:h>
      <text:list text:style-name="L2">
        <text:list-item>
          <text:p text:style-name="P9"><text:span text:style-name="Strong_20_Emphasis">Заказ</text:span></text:p>
          <text:list>
            <text:list-item>
              <text:p text:style-name="P9"><text:span text:style-name="Source_20_Text">order_id</text:span></text:p>
              <text:p text:style-name="P8">: INT, идентификатор заказа</text:p>
            </text:list-item>
            <text:list-item>
              <text:p text:style-name="P9"><text:span text:style-name="Source_20_Text">creation_date</text:span></text:p>
              <text:p text:style-name="P8">: DATE, дата создания заказа</text:p>
            </text:list-item>
            <text:list-item>
              <text:p text:style-name="P9"><text:soft-page-break/><text:span text:style-name="Source_20_Text">status</text:span></text:p>
              <text:p text:style-name="P8">: VARCHAR, текущий статус заказа</text:p>
            </text:list-item>
          </text:list>
        </text:list-item>
        <text:list-item>
          <text:p text:style-name="P9"><text:span text:style-name="Strong_20_Emphasis">Клиент</text:span></text:p>
          <text:list>
            <text:list-item>
              <text:p text:style-name="P9"><text:span text:style-name="Source_20_Text">client_id</text:span></text:p>
              <text:p text:style-name="P8">: INT, идентификатор клиента</text:p>
            </text:list-item>
            <text:list-item>
              <text:p text:style-name="P9"><text:span text:style-name="Source_20_Text">name</text:span></text:p>
              <text:p text:style-name="P8">: VARCHAR, имя клиента</text:p>
            </text:list-item>
            <text:list-item>
              <text:p text:style-name="P9"><text:span text:style-name="Source_20_Text">contact_info</text:span></text:p>
              <text:p text:style-name="P8">: VARCHAR, контактная информация клиента</text:p>
            </text:list-item>
          </text:list>
        </text:list-item>
        <text:list-item>
          <text:p text:style-name="P9"><text:span text:style-name="Strong_20_Emphasis">Продукт</text:span></text:p>
          <text:list>
            <text:list-item>
              <text:p text:style-name="P9"><text:span text:style-name="Source_20_Text">product_id</text:span></text:p>
              <text:p text:style-name="P8">: INT, идентификатор продукта</text:p>
            </text:list-item>
            <text:list-item>
              <text:p text:style-name="P9"><text:span text:style-name="Source_20_Text">name</text:span></text:p>
              <text:p text:style-name="P8">: VARCHAR, наименование продукта</text:p>
            </text:list-item>
            <text:list-item>
              <text:p text:style-name="P9"><text:span text:style-name="Source_20_Text">price</text:span></text:p>
              <text:p text:style-name="P8">: DECIMAL, цена продукта</text:p>
            </text:list-item>
            <text:list-item>
              <text:p text:style-name="P9"><text:span text:style-name="Source_20_Text">stock_quantity</text:span></text:p>
              <text:p text:style-name="P8">: INT, количество на складе</text:p>
            </text:list-item>
          </text:list>
        </text:list-item>
        <text:list-item>
          <text:p text:style-name="P9"><text:span text:style-name="Strong_20_Emphasis">Корзина</text:span></text:p>
          <text:list>
            <text:list-item>
              <text:p text:style-name="P9"><text:span text:style-name="Source_20_Text">basket_id</text:span></text:p>
              <text:p text:style-name="P8">: INT, идентификатор корзины</text:p>
            </text:list-item>
            <text:list-item>
              <text:p text:style-name="P9"><text:span text:style-name="Source_20_Text">client_id</text:span></text:p>
              <text:p text:style-name="P8">: INT, идентификатор клиента</text:p>
            </text:list-item>
            <text:list-item>
              <text:p text:style-name="P9"><text:span text:style-name="Source_20_Text">date_added</text:span></text:p>
              <text:p text:style-name="P8">: DATE, дата добавления в корзину</text:p>
            </text:list-item>
          </text:list>
        </text:list-item>
        <text:list-item>
          <text:p text:style-name="P9"><text:span text:style-name="Strong_20_Emphasis">Элемент корзины</text:span></text:p>
          <text:list>
            <text:list-item>
              <text:p text:style-name="P9"><text:span text:style-name="Source_20_Text">item_id</text:span></text:p>
              <text:p text:style-name="P8">: INT, идентификатор элемента корзины</text:p>
            </text:list-item>
            <text:list-item>
              <text:p text:style-name="P9"><text:span text:style-name="Source_20_Text">basket_id</text:span></text:p>
              <text:p text:style-name="P8">: INT, идентификатор корзины</text:p>
            </text:list-item>
            <text:list-item>
              <text:p text:style-name="P9"><text:span text:style-name="Source_20_Text">product_id</text:span></text:p>
              <text:p text:style-name="P8">: INT, идентификатор продукта</text:p>
            </text:list-item>
            <text:list-item>
              <text:p text:style-name="P9"><text:span text:style-name="Source_20_Text">quantity</text:span></text:p>
              <text:p text:style-name="P8">: INT, количество продукта</text:p>
            </text:list-item>
          </text:list>
        </text:list-item>
        <text:list-item>
          <text:p text:style-name="P9"><text:span text:style-name="Strong_20_Emphasis">Доставка</text:span></text:p>
          <text:list>
            <text:list-item>
              <text:p text:style-name="P9"><text:span text:style-name="Source_20_Text">delivery_id</text:span></text:p>
              <text:p text:style-name="P8">: INT, идентификатор доставки</text:p>
            </text:list-item>
            <text:list-item>
              <text:p text:style-name="P9"><text:span text:style-name="Source_20_Text">order_id</text:span></text:p>
              <text:p text:style-name="P8">: INT, идентификатор заказа</text:p>
            </text:list-item>
            <text:list-item>
              <text:p text:style-name="P9"><text:span text:style-name="Source_20_Text">courier_id</text:span></text:p>
              <text:p text:style-name="P8">: INT, идентификатор курьера</text:p>
            </text:list-item>
            <text:list-item>
              <text:p text:style-name="P9"><text:span text:style-name="Source_20_Text">status</text:span></text:p>
              <text:p text:style-name="P8">: VARCHAR, статус доставки</text:p>
            </text:list-item>
          </text:list>
        </text:list-item>
        <text:list-item>
          <text:p text:style-name="P9"><text:span text:style-name="Strong_20_Emphasis">Курьер</text:span></text:p>
          <text:list>
            <text:list-item>
              <text:p text:style-name="P9"><text:span text:style-name="Source_20_Text">courier_id</text:span></text:p>
              <text:p text:style-name="P8">: INT, идентификатор курьера</text:p>
            </text:list-item>
            <text:list-item>
              <text:p text:style-name="P9"><text:soft-page-break/><text:span text:style-name="Source_20_Text">name</text:span></text:p>
              <text:p text:style-name="P8">: VARCHAR, имя курьера</text:p>
            </text:list-item>
            <text:list-item>
              <text:p text:style-name="P9"><text:span text:style-name="Source_20_Text">contact_info</text:span></text:p>
              <text:p text:style-name="P8">: VARCHAR, контактная информация</text:p>
            </text:list-item>
            <text:list-item>
              <text:p text:style-name="P9"><text:span text:style-name="Source_20_Text">status</text:span></text:p>
              <text:p text:style-name="P8">: VARCHAR, статус курьера</text:p>
            </text:list-item>
          </text:list>
        </text:list-item>
        <text:list-item>
          <text:p text:style-name="P9"><text:span text:style-name="Strong_20_Emphasis">Сообщение</text:span></text:p>
          <text:list>
            <text:list-item>
              <text:p text:style-name="P9"><text:span text:style-name="Source_20_Text">message_id</text:span></text:p>
              <text:p text:style-name="P8">: INT, идентификатор сообщения</text:p>
            </text:list-item>
            <text:list-item>
              <text:p text:style-name="P9"><text:span text:style-name="Source_20_Text">order_id</text:span></text:p>
              <text:p text:style-name="P8">: INT, идентификатор заказа</text:p>
            </text:list-item>
            <text:list-item>
              <text:p text:style-name="P9"><text:span text:style-name="Source_20_Text">type</text:span></text:p>
              <text:p text:style-name="P8">: VARCHAR, тип сообщения</text:p>
            </text:list-item>
            <text:list-item>
              <text:p text:style-name="P9"><text:span text:style-name="Source_20_Text">content</text:span></text:p>
              <text:p text:style-name="P7">: TEXT, содержание сообщения</text:p>
            </text:list-item>
          </text:list>
        </text:list-item>
      </text:list>
      <text:p text:style-name="P4">Эти сущности и их поля являются основой для инфологической и даталогической модели. ER-диаграмма должна отразить связи между сущностями, такие как отношения между заказом и клиентом, корзиной и заказом, и так далее.</text:p>
      <text:p text:style-name="P2"/>
      <text:p text:style-name="P2"/>
      <text:p text:style-name="P2"/>
      <text:p text:style-name="P2">Так мне не очень нравится во-первых у меня есть выбор магазина в BPMN - реши эту проблему Во-вторых не учтено, что в каком мы городе делаем заказ(от этого же тоже зависит, наша доставка) В третьих где мы изменяем заказ? Это видимо учтено в поле статус заказа? И где мы учитываем оплату заказа? Почему мы не <text:s/>храним данные о пользовательских картах, чтобы он повторно не вводил эти данные А где лимит на количество кг для заказа, что курьер тонну унесет? <text:span text:style-name="T1">И где мы учитываем таймер для заказа?</text:span></text:p>
      <text:p text:style-name="P2"/>
      <text:p text:style-name="P2"/>
      <text:p text:style-name="P10">Давайте доработаем модель с учетом ваших замечаний.</text:p>
      <text:h text:style-name="P1" text:outline-level="3">Основные сущности для ER-диаграммы:</text:h>
      <text:list text:style-name="L3">
        <text:list-item>
          <text:p text:style-name="P11"><text:span text:style-name="Strong_20_Emphasis">Город</text:span></text:p>
          <text:list>
            <text:list-item>
              <text:p text:style-name="P11">Идентификатор города (PK)</text:p>
            </text:list-item>
            <text:list-item>
              <text:p text:style-name="P11">Название</text:p>
            </text:list-item>
          </text:list>
        </text:list-item>
        <text:list-item>
          <text:p text:style-name="P11"><text:span text:style-name="Strong_20_Emphasis">Магазин</text:span></text:p>
          <text:list>
            <text:list-item>
              <text:p text:style-name="P11">Идентификатор магазина (PK)</text:p>
            </text:list-item>
            <text:list-item>
              <text:p text:style-name="P11">Название</text:p>
            </text:list-item>
            <text:list-item>
              <text:p text:style-name="P11">Идентификатор города (FK)</text:p>
            </text:list-item>
          </text:list>
        </text:list-item>
        <text:list-item>
          <text:p text:style-name="P11"><text:span text:style-name="Strong_20_Emphasis">Заказ</text:span></text:p>
          <text:list>
            <text:list-item>
              <text:p text:style-name="P11">Идентификатор заказа (PK)</text:p>
            </text:list-item>
            <text:list-item>
              <text:p text:style-name="P11">Идентификатор клиента (FK)</text:p>
            </text:list-item>
            <text:list-item>
              <text:p text:style-name="P11">Идентификатор магазина (FK)</text:p>
            </text:list-item>
            <text:list-item>
              <text:p text:style-name="P11">Дата создания</text:p>
            </text:list-item>
            <text:list-item>
              <text:p text:style-name="P11">Статус заказа</text:p>
            </text:list-item>
            <text:list-item>
              <text:p text:style-name="P11">Общий вес</text:p>
            </text:list-item>
            <text:list-item>
              <text:p text:style-name="P11"/>
            </text:list-item>
          </text:list>
        </text:list-item>
        <text:list-item>
          <text:p text:style-name="P11"><text:soft-page-break/><text:span text:style-name="Strong_20_Emphasis">Клиент</text:span></text:p>
          <text:list>
            <text:list-item>
              <text:p text:style-name="P11">Идентификатор клиента (PK)</text:p>
            </text:list-item>
            <text:list-item>
              <text:p text:style-name="P11">Имя</text:p>
            </text:list-item>
            <text:list-item>
              <text:p text:style-name="P11">Контактная информация</text:p>
            </text:list-item>
            <text:list-item>
              <text:p text:style-name="P11">Идентификатор карты (FK)</text:p>
            </text:list-item>
          </text:list>
        </text:list-item>
        <text:list-item>
          <text:p text:style-name="P11"><text:span text:style-name="Strong_20_Emphasis">Карта</text:span></text:p>
          <text:list>
            <text:list-item>
              <text:p text:style-name="P11">Идентификатор карты (PK)</text:p>
            </text:list-item>
            <text:list-item>
              <text:p text:style-name="P11">Номер карты</text:p>
            </text:list-item>
            <text:list-item>
              <text:p text:style-name="P11">Дата окончания действия</text:p>
            </text:list-item>
            <text:list-item>
              <text:p text:style-name="P11">Клиент (FK)</text:p>
            </text:list-item>
          </text:list>
        </text:list-item>
        <text:list-item>
          <text:p text:style-name="P11"><text:span text:style-name="Strong_20_Emphasis">Продукт</text:span></text:p>
          <text:list>
            <text:list-item>
              <text:p text:style-name="P11">Идентификатор продукта (PK)</text:p>
            </text:list-item>
            <text:list-item>
              <text:p text:style-name="P11">Наименование</text:p>
            </text:list-item>
            <text:list-item>
              <text:p text:style-name="P11">Цена</text:p>
            </text:list-item>
            <text:list-item>
              <text:p text:style-name="P11">Вес</text:p>
            </text:list-item>
            <text:list-item>
              <text:p text:style-name="P11">Количество на складе</text:p>
            </text:list-item>
            <text:list-item>
              <text:p text:style-name="P11">Идентификатор магазина (FK)</text:p>
            </text:list-item>
          </text:list>
        </text:list-item>
        <text:list-item>
          <text:p text:style-name="P11"><text:span text:style-name="Strong_20_Emphasis">Корзина</text:span></text:p>
          <text:list>
            <text:list-item>
              <text:p text:style-name="P11">Идентификатор корзины (PK)</text:p>
            </text:list-item>
            <text:list-item>
              <text:p text:style-name="P11">Идентификатор клиента (FK)</text:p>
            </text:list-item>
            <text:list-item>
              <text:p text:style-name="P11">Дата добавления</text:p>
            </text:list-item>
          </text:list>
        </text:list-item>
        <text:list-item>
          <text:p text:style-name="P11"><text:span text:style-name="Strong_20_Emphasis">Элемент корзины</text:span></text:p>
          <text:list>
            <text:list-item>
              <text:p text:style-name="P11">Идентификатор (PK)</text:p>
            </text:list-item>
            <text:list-item>
              <text:p text:style-name="P11">Идентификатор корзины (FK)</text:p>
            </text:list-item>
            <text:list-item>
              <text:p text:style-name="P11">Идентификатор продукта (FK)</text:p>
            </text:list-item>
            <text:list-item>
              <text:p text:style-name="P11">Количество</text:p>
            </text:list-item>
          </text:list>
        </text:list-item>
        <text:list-item>
          <text:p text:style-name="P11"><text:span text:style-name="Strong_20_Emphasis">Доставка</text:span></text:p>
          <text:list>
            <text:list-item>
              <text:p text:style-name="P11">Идентификатор доставки (PK)</text:p>
            </text:list-item>
            <text:list-item>
              <text:p text:style-name="P11">Идентификатор заказа (FK)</text:p>
            </text:list-item>
            <text:list-item>
              <text:p text:style-name="P11">Идентификатор курьера (FK)</text:p>
            </text:list-item>
            <text:list-item>
              <text:p text:style-name="P11">Статус доставки</text:p>
            </text:list-item>
            <text:list-item>
              <text:p text:style-name="P11">Статус оплаты (оплачено/не оплачено)</text:p>
            </text:list-item>
          </text:list>
        </text:list-item>
        <text:list-item>
          <text:p text:style-name="P11"><text:span text:style-name="Strong_20_Emphasis">Курьер</text:span></text:p>
          <text:list>
            <text:list-item>
              <text:p text:style-name="P11">Идентификатор курьера (PK)</text:p>
            </text:list-item>
            <text:list-item>
              <text:p text:style-name="P11">Имя</text:p>
            </text:list-item>
            <text:list-item>
              <text:p text:style-name="P11">Контактная информация</text:p>
            </text:list-item>
            <text:list-item>
              <text:p text:style-name="P11">Статус</text:p>
            </text:list-item>
          </text:list>
        </text:list-item>
        <text:list-item>
          <text:p text:style-name="P11"><text:span text:style-name="Strong_20_Emphasis">Сообщение</text:span></text:p>
          <text:list>
            <text:list-item>
              <text:p text:style-name="P11">Идентификатор сообщения (PK)</text:p>
            </text:list-item>
            <text:list-item>
              <text:p text:style-name="P11">Идентификатор заказа (FK)</text:p>
            </text:list-item>
            <text:list-item>
              <text:p text:style-name="P11">Тип сообщения</text:p>
            </text:list-item>
            <text:list-item>
              <text:p text:style-name="P12">Содержание</text:p>
            </text:list-item>
          </text:list>
        </text:list-item>
      </text:list>
      <text:p text:style-name="P3"/>
      <text:p text:style-name="P3"/>
      <text:h text:style-name="P1" text:outline-level="3"><text:soft-page-break/>Описание полей:</text:h>
      <text:list text:style-name="L4">
        <text:list-item>
          <text:p text:style-name="P15"><text:span text:style-name="Strong_20_Emphasis">Город</text:span></text:p>
          <text:list>
            <text:list-item>
              <text:p text:style-name="P15"><text:span text:style-name="Source_20_Text">city_id</text:span></text:p>
              <text:p text:style-name="P14">: INT, идентификатор города</text:p>
            </text:list-item>
            <text:list-item>
              <text:p text:style-name="P15"><text:span text:style-name="Source_20_Text">name</text:span></text:p>
              <text:p text:style-name="P14">: VARCHAR, название города</text:p>
            </text:list-item>
          </text:list>
        </text:list-item>
        <text:list-item>
          <text:p text:style-name="P15"><text:span text:style-name="Strong_20_Emphasis">Магазин</text:span></text:p>
          <text:list>
            <text:list-item>
              <text:p text:style-name="P15"><text:span text:style-name="Source_20_Text">store_id</text:span></text:p>
              <text:p text:style-name="P14">: INT, идентификатор магазина</text:p>
            </text:list-item>
            <text:list-item>
              <text:p text:style-name="P15"><text:span text:style-name="Source_20_Text">name</text:span></text:p>
              <text:p text:style-name="P14">: VARCHAR, название магазина</text:p>
            </text:list-item>
            <text:list-item>
              <text:p text:style-name="P15"><text:span text:style-name="Source_20_Text">city_id</text:span></text:p>
              <text:p text:style-name="P14">: INT, идентификатор города</text:p>
            </text:list-item>
          </text:list>
        </text:list-item>
        <text:list-item>
          <text:p text:style-name="P15"><text:span text:style-name="Strong_20_Emphasis">Заказ</text:span></text:p>
          <text:list>
            <text:list-item>
              <text:p text:style-name="P15"><text:span text:style-name="Source_20_Text">order_id</text:span></text:p>
              <text:p text:style-name="P14">: INT, идентификатор заказа</text:p>
            </text:list-item>
            <text:list-item>
              <text:p text:style-name="P15"><text:span text:style-name="Source_20_Text">client_id</text:span></text:p>
              <text:p text:style-name="P14">: INT, идентификатор клиента</text:p>
            </text:list-item>
            <text:list-item>
              <text:p text:style-name="P15"><text:span text:style-name="Source_20_Text">store_id</text:span></text:p>
              <text:p text:style-name="P14">: INT, идентификатор магазина</text:p>
            </text:list-item>
            <text:list-item>
              <text:p text:style-name="P15"><text:span text:style-name="Source_20_Text">creation_date</text:span></text:p>
              <text:p text:style-name="P14">: DATE, дата создания</text:p>
            </text:list-item>
            <text:list-item>
              <text:p text:style-name="P15"><text:span text:style-name="Source_20_Text">status</text:span></text:p>
              <text:p text:style-name="P14">: VARCHAR, статус заказа</text:p>
            </text:list-item>
            <text:list-item>
              <text:p text:style-name="P15"><text:span text:style-name="Source_20_Text">total_weight</text:span></text:p>
              <text:p text:style-name="P14">: DECIMAL, общий вес заказа</text:p>
            </text:list-item>
          </text:list>
        </text:list-item>
        <text:list-item>
          <text:p text:style-name="P15"><text:span text:style-name="Strong_20_Emphasis">Клиент</text:span></text:p>
          <text:list>
            <text:list-item>
              <text:p text:style-name="P15"><text:span text:style-name="Source_20_Text">client_id</text:span></text:p>
              <text:p text:style-name="P14">: INT, идентификатор клиента</text:p>
            </text:list-item>
            <text:list-item>
              <text:p text:style-name="P15"><text:span text:style-name="Source_20_Text">name</text:span></text:p>
              <text:p text:style-name="P14">: VARCHAR, имя</text:p>
            </text:list-item>
            <text:list-item>
              <text:p text:style-name="P15"><text:span text:style-name="Source_20_Text">contact_info</text:span></text:p>
              <text:p text:style-name="P14">: VARCHAR, контактная информация</text:p>
            </text:list-item>
            <text:list-item>
              <text:p text:style-name="P15"><text:span text:style-name="Source_20_Text">card_id</text:span></text:p>
              <text:p text:style-name="P14">: INT, идентификатор карты</text:p>
            </text:list-item>
          </text:list>
        </text:list-item>
        <text:list-item>
          <text:p text:style-name="P15"><text:span text:style-name="Strong_20_Emphasis">Карта</text:span></text:p>
          <text:list>
            <text:list-item>
              <text:p text:style-name="P15"><text:span text:style-name="Source_20_Text">card_id</text:span></text:p>
              <text:p text:style-name="P14">: INT, идентификатор карты</text:p>
            </text:list-item>
            <text:list-item>
              <text:p text:style-name="P15"><text:span text:style-name="Source_20_Text">card_number</text:span></text:p>
              <text:p text:style-name="P14">: <text:span text:style-name="T1">int</text:span>, номер карты</text:p>
            </text:list-item>
            <text:list-item>
              <text:p text:style-name="P15"><text:span text:style-name="Source_20_Text">e</text:span><text:span text:style-name="Source_20_Text"><text:span text:style-name="T1">nd</text:span></text:span><text:span text:style-name="Source_20_Text">_date</text:span></text:p>
              <text:p text:style-name="P14">: DATE, дата окончания действия</text:p>
            </text:list-item>
            <text:list-item>
              <text:p text:style-name="P15"><text:span text:style-name="Source_20_Text">client_id</text:span></text:p>
              <text:p text:style-name="P14">: INT, клиент</text:p>
            </text:list-item>
          </text:list>
        </text:list-item>
        <text:list-item>
          <text:p text:style-name="P15"><text:span text:style-name="Strong_20_Emphasis">Продукт</text:span></text:p>
          <text:list>
            <text:list-item>
              <text:p text:style-name="P15"><text:span text:style-name="Source_20_Text">product_id</text:span></text:p>
              <text:p text:style-name="P14"><text:soft-page-break/>: INT, идентификатор продукта</text:p>
            </text:list-item>
            <text:list-item>
              <text:p text:style-name="P15"><text:span text:style-name="Source_20_Text">name</text:span></text:p>
              <text:p text:style-name="P14">: VARCHAR, наименование</text:p>
            </text:list-item>
            <text:list-item>
              <text:p text:style-name="P15"><text:span text:style-name="Source_20_Text">price</text:span></text:p>
              <text:p text:style-name="P14">: DECIMAL, цена</text:p>
            </text:list-item>
            <text:list-item>
              <text:p text:style-name="P15"><text:span text:style-name="Source_20_Text">weight</text:span></text:p>
              <text:p text:style-name="P14">: DECIMAL, вес</text:p>
            </text:list-item>
            <text:list-item>
              <text:p text:style-name="P15"><text:span text:style-name="Source_20_Text">stock_quantity</text:span></text:p>
              <text:p text:style-name="P14">: INT, количество на складе</text:p>
            </text:list-item>
            <text:list-item>
              <text:p text:style-name="P15"><text:span text:style-name="Source_20_Text">store_id</text:span></text:p>
              <text:p text:style-name="P14">: INT, идентификатор магазина</text:p>
            </text:list-item>
          </text:list>
        </text:list-item>
        <text:list-item>
          <text:p text:style-name="P15"><text:span text:style-name="Strong_20_Emphasis">Корзина</text:span></text:p>
          <text:list>
            <text:list-item>
              <text:p text:style-name="P15"><text:span text:style-name="Source_20_Text">basket_id</text:span></text:p>
              <text:p text:style-name="P14">: INT, идентификатор корзины</text:p>
            </text:list-item>
            <text:list-item>
              <text:p text:style-name="P15"><text:span text:style-name="Source_20_Text">client_id</text:span></text:p>
              <text:p text:style-name="P14">: INT, идентификатор клиента</text:p>
            </text:list-item>
            <text:list-item>
              <text:p text:style-name="P15"><text:span text:style-name="Source_20_Text">date_added</text:span></text:p>
              <text:p text:style-name="P14">: DATE, дата добавления</text:p>
            </text:list-item>
          </text:list>
        </text:list-item>
        <text:list-item>
          <text:p text:style-name="P15"><text:span text:style-name="Strong_20_Emphasis">Элемент корзины</text:span></text:p>
          <text:list>
            <text:list-item>
              <text:p text:style-name="P15"><text:span text:style-name="Source_20_Text">item_id</text:span></text:p>
              <text:p text:style-name="P14">: INT, идентификатор элемента корзины</text:p>
            </text:list-item>
            <text:list-item>
              <text:p text:style-name="P15"><text:span text:style-name="Source_20_Text">basket_id</text:span></text:p>
              <text:p text:style-name="P14">: INT, идентификатор корзины</text:p>
            </text:list-item>
            <text:list-item>
              <text:p text:style-name="P15"><text:span text:style-name="Source_20_Text">product_id</text:span></text:p>
              <text:p text:style-name="P14">: INT, идентификатор продукта</text:p>
            </text:list-item>
            <text:list-item>
              <text:p text:style-name="P15"><text:span text:style-name="Source_20_Text">quantity</text:span></text:p>
              <text:p text:style-name="P14">: INT, количество</text:p>
            </text:list-item>
          </text:list>
        </text:list-item>
        <text:list-item>
          <text:p text:style-name="P15"><text:span text:style-name="Strong_20_Emphasis">Доставка</text:span></text:p>
          <text:list>
            <text:list-item>
              <text:p text:style-name="P15"><text:span text:style-name="Source_20_Text">delivery_id</text:span></text:p>
              <text:p text:style-name="P14">: INT, идентификатор доставки</text:p>
            </text:list-item>
            <text:list-item>
              <text:p text:style-name="P15"><text:span text:style-name="Source_20_Text">order_id</text:span></text:p>
              <text:p text:style-name="P14">: INT, идентификатор заказа</text:p>
            </text:list-item>
            <text:list-item>
              <text:p text:style-name="P15"><text:span text:style-name="Source_20_Text">courier_id</text:span></text:p>
              <text:p text:style-name="P14">: INT, идентификатор курьера</text:p>
            </text:list-item>
            <text:list-item>
              <text:p text:style-name="P15"><text:span text:style-name="Source_20_Text">status</text:span></text:p>
              <text:p text:style-name="P14">: VARCHAR, статус доставки</text:p>
            </text:list-item>
            <text:list-item>
              <text:p text:style-name="P15"><text:span text:style-name="Source_20_Text">payment_status</text:span></text:p>
              <text:p text:style-name="P14">: BOOLEAN, статус оплаты</text:p>
            </text:list-item>
          </text:list>
        </text:list-item>
        <text:list-item>
          <text:p text:style-name="P15"><text:span text:style-name="Strong_20_Emphasis">Курьер</text:span></text:p>
          <text:list>
            <text:list-item>
              <text:p text:style-name="P15"><text:span text:style-name="Source_20_Text">courier_id</text:span></text:p>
              <text:p text:style-name="P14">: INT, идентификатор курьера</text:p>
            </text:list-item>
            <text:list-item>
              <text:p text:style-name="P15"><text:span text:style-name="Source_20_Text">name</text:span></text:p>
              <text:p text:style-name="P14">: VARCHAR, имя курьера</text:p>
            </text:list-item>
            <text:list-item>
              <text:p text:style-name="P15"><text:span text:style-name="Source_20_Text">contact_info</text:span></text:p>
              <text:p text:style-name="P14">: VARCHAR, контактная информация</text:p>
            </text:list-item>
            <text:list-item>
              <text:p text:style-name="P15"><text:span text:style-name="Source_20_Text">status</text:span></text:p>
              <text:p text:style-name="P14"><text:soft-page-break/>: VARCHAR, статус курьера</text:p>
            </text:list-item>
          </text:list>
        </text:list-item>
        <text:list-item>
          <text:p text:style-name="P15"><text:span text:style-name="Strong_20_Emphasis">Сообщение</text:span></text:p>
          <text:list>
            <text:list-item>
              <text:p text:style-name="P15"><text:span text:style-name="Source_20_Text">message_id</text:span></text:p>
              <text:p text:style-name="P14">: INT, идентификатор сообщения</text:p>
            </text:list-item>
            <text:list-item>
              <text:p text:style-name="P15"><text:span text:style-name="Source_20_Text">order_id</text:span></text:p>
              <text:p text:style-name="P14">: INT, идентификатор заказа</text:p>
            </text:list-item>
            <text:list-item>
              <text:p text:style-name="P15"><text:span text:style-name="Source_20_Text">type</text:span></text:p>
              <text:p text:style-name="P14">: VARCHAR, тип сообщения</text:p>
            </text:list-item>
            <text:list-item>
              <text:p text:style-name="P15"><text:span text:style-name="Source_20_Text">content</text:span></text:p>
              <text:p text:style-name="P13">: TEXT, содержание</text:p>
            </text:list-item>
          </text:list>
        </text:list-item>
      </text:list>
      <text:p text:style-name="P4">Такой подход позволит учесть все аспекты вашего бизнес-процесса.</text:p>
      <text:p text:style-name="P4"/>
      <text:p text:style-name="P4"><text:span text:style-name="Strong_20_Emphasis">Человек</text:span></text:p>
      <text:list xml:id="list323732948" text:style-name="L5">
        <text:list-item>
          <text:list>
            <text:list-item>
              <text:p text:style-name="P16">Идентификатор человека (PK)</text:p>
            </text:list-item>
            <text:list-item>
              <text:p text:style-name="P16">Имя</text:p>
            </text:list-item>
            <text:list-item>
              <text:p text:style-name="P16">Контактная информация</text:p>
            </text:list-item>
            <text:list-item>
              <text:p text:style-name="P21">Номер карты(FK)</text:p>
            </text:list-item>
          </text:list>
        </text:list-item>
        <text:list-item>
          <text:p text:style-name="P16"><text:span text:style-name="Strong_20_Emphasis">Клиент</text:span></text:p>
          <text:list>
            <text:list-item>
              <text:p text:style-name="P16">Идентификатор клиента (PK)</text:p>
            </text:list-item>
          </text:list>
        </text:list-item>
      </text:list>
      <text:list text:style-name="L7">
        <text:list-item>
          <text:list>
            <text:list-item>
              <text:p text:style-name="P23"><text:span text:style-name="T2">Человек (</text:span>F<text:span text:style-name="T2">K)</text:span></text:p>
            </text:list-item>
          </text:list>
        </text:list-item>
      </text:list>
      <text:list xml:id="list224328590203894" text:continue-list="list323732948" text:style-name="L5">
        <text:list-item>
          <text:p text:style-name="P16"><text:span text:style-name="Strong_20_Emphasis">Курьер</text:span></text:p>
          <text:list>
            <text:list-item>
              <text:p text:style-name="P16">Идентификатор курьера (PK)</text:p>
            </text:list-item>
          </text:list>
        </text:list-item>
      </text:list>
      <text:list text:style-name="L8">
        <text:list-item>
          <text:list>
            <text:list-item>
              <text:p text:style-name="P24">Человек (FK)</text:p>
            </text:list-item>
          </text:list>
        </text:list-item>
      </text:list>
      <text:list text:continue-list="list224328590203894" text:style-name="L5">
        <text:list-item>
          <text:list>
            <text:list-item>
              <text:p text:style-name="P16">Статус</text:p>
            </text:list-item>
          </text:list>
        </text:list-item>
        <text:list-item>
          <text:p text:style-name="P16"><text:span text:style-name="Strong_20_Emphasis">Город</text:span></text:p>
          <text:list>
            <text:list-item>
              <text:p text:style-name="P16">Идентификатор города (PK)</text:p>
            </text:list-item>
            <text:list-item>
              <text:p text:style-name="P16">Название</text:p>
            </text:list-item>
          </text:list>
        </text:list-item>
        <text:list-item>
          <text:p text:style-name="P16"><text:span text:style-name="Strong_20_Emphasis">Магазин</text:span></text:p>
          <text:list>
            <text:list-item>
              <text:p text:style-name="P16">Идентификатор магазина (PK)</text:p>
            </text:list-item>
            <text:list-item>
              <text:p text:style-name="P16">Название</text:p>
            </text:list-item>
            <text:list-item>
              <text:p text:style-name="P16">Идентификатор города (FK)</text:p>
            </text:list-item>
          </text:list>
        </text:list-item>
        <text:list-item>
          <text:p text:style-name="P16"><text:span text:style-name="Strong_20_Emphasis">Заказ</text:span></text:p>
          <text:list>
            <text:list-item>
              <text:p text:style-name="P16">Идентификатор заказа (PK)</text:p>
            </text:list-item>
            <text:list-item>
              <text:p text:style-name="P16">Идентификатор клиента (FK)</text:p>
            </text:list-item>
            <text:list-item>
              <text:p text:style-name="P16">Идентификатор магазина (FK)</text:p>
            </text:list-item>
            <text:list-item>
              <text:p text:style-name="P16">Дата создания</text:p>
            </text:list-item>
            <text:list-item>
              <text:p text:style-name="P16">Статус заказа</text:p>
            </text:list-item>
            <text:list-item>
              <text:p text:style-name="P16">Общий вес</text:p>
            </text:list-item>
          </text:list>
        </text:list-item>
        <text:list-item>
          <text:p text:style-name="P16"><text:span text:style-name="Strong_20_Emphasis">Карта</text:span></text:p>
          <text:list>
            <text:list-item>
              <text:p text:style-name="P16">Идентификатор карты (PK)</text:p>
            </text:list-item>
            <text:list-item>
              <text:p text:style-name="P16">Номер карты</text:p>
            </text:list-item>
            <text:list-item>
              <text:p text:style-name="P16">Дата окончания действия</text:p>
            </text:list-item>
            <text:list-item>
              <text:p text:style-name="P16">Идентификатор клиента (FK)</text:p>
            </text:list-item>
          </text:list>
        </text:list-item>
        <text:list-item>
          <text:p text:style-name="P16"><text:span text:style-name="Strong_20_Emphasis">Продукт</text:span></text:p>
          <text:list>
            <text:list-item>
              <text:p text:style-name="P16">Идентификатор продукта (PK)</text:p>
            </text:list-item>
            <text:list-item>
              <text:p text:style-name="P16"><text:soft-page-break/>Наименование</text:p>
            </text:list-item>
            <text:list-item>
              <text:p text:style-name="P16">Цена</text:p>
            </text:list-item>
            <text:list-item>
              <text:p text:style-name="P16">Вес</text:p>
            </text:list-item>
            <text:list-item>
              <text:p text:style-name="P16">Количество на складе</text:p>
            </text:list-item>
            <text:list-item>
              <text:p text:style-name="P16">Идентификатор магазина (FK)</text:p>
            </text:list-item>
          </text:list>
        </text:list-item>
        <text:list-item>
          <text:p text:style-name="P16"><text:span text:style-name="Strong_20_Emphasis">Корзина</text:span></text:p>
          <text:list>
            <text:list-item>
              <text:p text:style-name="P16">Идентификатор корзины (PK)</text:p>
            </text:list-item>
            <text:list-item>
              <text:p text:style-name="P16">Идентификатор клиента (FK)</text:p>
            </text:list-item>
            <text:list-item>
              <text:p text:style-name="P16">Дата добавления</text:p>
            </text:list-item>
          </text:list>
        </text:list-item>
        <text:list-item>
          <text:p text:style-name="P16"><text:span text:style-name="Strong_20_Emphasis">Элемент корзины</text:span></text:p>
          <text:list>
            <text:list-item>
              <text:p text:style-name="P16">Идентификатор (PK)</text:p>
            </text:list-item>
            <text:list-item>
              <text:p text:style-name="P16">Идентификатор корзины (FK)</text:p>
            </text:list-item>
            <text:list-item>
              <text:p text:style-name="P16">Идентификатор продукта (FK)</text:p>
            </text:list-item>
            <text:list-item>
              <text:p text:style-name="P16">Количество</text:p>
            </text:list-item>
          </text:list>
        </text:list-item>
        <text:list-item>
          <text:p text:style-name="P16"><text:span text:style-name="Strong_20_Emphasis">Доставка</text:span></text:p>
          <text:list>
            <text:list-item>
              <text:p text:style-name="P16">Идентификатор доставки (PK)</text:p>
            </text:list-item>
            <text:list-item>
              <text:p text:style-name="P16">Идентификатор заказа (FK)</text:p>
            </text:list-item>
            <text:list-item>
              <text:p text:style-name="P16">Идентификатор курьера (FK)</text:p>
            </text:list-item>
            <text:list-item>
              <text:p text:style-name="P16">Статус доставки</text:p>
            </text:list-item>
            <text:list-item>
              <text:p text:style-name="P16">Статус оплаты</text:p>
            </text:list-item>
          </text:list>
        </text:list-item>
        <text:list-item>
          <text:p text:style-name="P16"><text:span text:style-name="Strong_20_Emphasis">Сообщение</text:span></text:p>
          <text:list>
            <text:list-item>
              <text:p text:style-name="P16">Идентификатор сообщения (PK)</text:p>
            </text:list-item>
            <text:list-item>
              <text:p text:style-name="P16">Идентификатор заказа (FK)</text:p>
            </text:list-item>
            <text:list-item>
              <text:p text:style-name="P16">Тип сообщения</text:p>
            </text:list-item>
            <text:list-item>
              <text:p text:style-name="P17">Содержание</text:p>
            </text:list-item>
          </text:list>
        </text:list-item>
      </text:list>
      <text:h text:style-name="P1" text:outline-level="3">Описание полей:</text:h>
      <text:list text:style-name="L6">
        <text:list-item>
          <text:p text:style-name="P20"><text:span text:style-name="Strong_20_Emphasis">Человек</text:span></text:p>
          <text:list>
            <text:list-item>
              <text:p text:style-name="P20"><text:span text:style-name="Source_20_Text">person_id</text:span></text:p>
              <text:p text:style-name="P19">: INT, идентификатор человека</text:p>
            </text:list-item>
            <text:list-item>
              <text:p text:style-name="P20"><text:span text:style-name="Source_20_Text">name</text:span></text:p>
              <text:p text:style-name="P19">: VARCHAR, имя</text:p>
            </text:list-item>
            <text:list-item>
              <text:p text:style-name="P20"><text:span text:style-name="Source_20_Text">contact_info</text:span></text:p>
              <text:p text:style-name="P19">: VARCHAR, контактная информация</text:p>
            </text:list-item>
            <text:list-item>
              <text:p text:style-name="P22">card_id: int, <text:s/>номер банковской карты</text:p>
            </text:list-item>
          </text:list>
        </text:list-item>
        <text:list-item>
          <text:p text:style-name="P20"><text:span text:style-name="Strong_20_Emphasis">Клиент</text:span></text:p>
          <text:list>
            <text:list-item>
              <text:p text:style-name="P20"><text:span text:style-name="Source_20_Text">client_id</text:span></text:p>
              <text:p text:style-name="P19">: INT, идентификатор клиента</text:p>
            </text:list-item>
          </text:list>
        </text:list-item>
        <text:list-item>
          <text:p text:style-name="P20"><text:span text:style-name="Strong_20_Emphasis">Курьер</text:span></text:p>
          <text:list>
            <text:list-item>
              <text:p text:style-name="P20"><text:span text:style-name="Source_20_Text">courier_id</text:span></text:p>
              <text:p text:style-name="P19">: INT, идентификатор курьера</text:p>
            </text:list-item>
            <text:list-item>
              <text:p text:style-name="P20"><text:span text:style-name="Source_20_Text">status</text:span></text:p>
              <text:p text:style-name="P19">: VARCHAR, статус курьера</text:p>
            </text:list-item>
          </text:list>
        </text:list-item>
        <text:list-item>
          <text:p text:style-name="P20"><text:span text:style-name="Strong_20_Emphasis">Город</text:span></text:p>
          <text:list>
            <text:list-item>
              <text:p text:style-name="P20"><text:span text:style-name="Source_20_Text">city_id</text:span></text:p>
              <text:p text:style-name="P19">: INT, идентификатор города</text:p>
            </text:list-item>
            <text:list-item>
              <text:p text:style-name="P20"><text:soft-page-break/><text:span text:style-name="Source_20_Text">name</text:span></text:p>
              <text:p text:style-name="P19">: VARCHAR, название города</text:p>
            </text:list-item>
          </text:list>
        </text:list-item>
        <text:list-item>
          <text:p text:style-name="P20"><text:span text:style-name="Strong_20_Emphasis">Магазин</text:span></text:p>
          <text:list>
            <text:list-item>
              <text:p text:style-name="P20"><text:span text:style-name="Source_20_Text">store_id</text:span></text:p>
              <text:p text:style-name="P19">: INT, идентификатор магазина</text:p>
            </text:list-item>
            <text:list-item>
              <text:p text:style-name="P20"><text:span text:style-name="Source_20_Text">name</text:span></text:p>
              <text:p text:style-name="P19">: VARCHAR, название магазина</text:p>
            </text:list-item>
            <text:list-item>
              <text:p text:style-name="P20"><text:span text:style-name="Source_20_Text">city_id</text:span></text:p>
              <text:p text:style-name="P19">: INT, идентификатор города</text:p>
            </text:list-item>
          </text:list>
        </text:list-item>
        <text:list-item>
          <text:p text:style-name="P20"><text:span text:style-name="Strong_20_Emphasis">Заказ</text:span></text:p>
          <text:list>
            <text:list-item>
              <text:p text:style-name="P20"><text:span text:style-name="Source_20_Text">order_id</text:span></text:p>
              <text:p text:style-name="P19">: INT, идентификатор заказа</text:p>
            </text:list-item>
            <text:list-item>
              <text:p text:style-name="P20"><text:span text:style-name="Source_20_Text">client_id</text:span></text:p>
              <text:p text:style-name="P19">: INT, идентификатор клиента</text:p>
            </text:list-item>
            <text:list-item>
              <text:p text:style-name="P20"><text:span text:style-name="Source_20_Text">store_id</text:span></text:p>
              <text:p text:style-name="P19">: INT, идентификатор магазина</text:p>
            </text:list-item>
            <text:list-item>
              <text:p text:style-name="P20"><text:span text:style-name="Source_20_Text">creation_date</text:span></text:p>
              <text:p text:style-name="P19">: DATE, дата создания</text:p>
            </text:list-item>
            <text:list-item>
              <text:p text:style-name="P20"><text:span text:style-name="Source_20_Text">status</text:span></text:p>
              <text:p text:style-name="P19">: VARCHAR, статус заказа</text:p>
            </text:list-item>
            <text:list-item>
              <text:p text:style-name="P20"><text:span text:style-name="Source_20_Text">total_weight</text:span></text:p>
              <text:p text:style-name="P19">: DECIMAL, общий вес заказа</text:p>
            </text:list-item>
          </text:list>
        </text:list-item>
        <text:list-item>
          <text:p text:style-name="P20"><text:span text:style-name="Strong_20_Emphasis">Карта</text:span></text:p>
          <text:list>
            <text:list-item>
              <text:p text:style-name="P20"><text:span text:style-name="Source_20_Text">card_id</text:span></text:p>
              <text:p text:style-name="P19">: INT, идентификатор карты</text:p>
            </text:list-item>
            <text:list-item>
              <text:p text:style-name="P20"><text:span text:style-name="Source_20_Text">card_number</text:span></text:p>
              <text:p text:style-name="P19">: VARCHAR, номер карты</text:p>
            </text:list-item>
            <text:list-item>
              <text:p text:style-name="P20"><text:span text:style-name="Source_20_Text">expiry_date</text:span></text:p>
              <text:p text:style-name="P19">: DATE, дата окончания действия</text:p>
            </text:list-item>
            <text:list-item>
              <text:p text:style-name="P20"><text:span text:style-name="Source_20_Text">client_id</text:span></text:p>
              <text:p text:style-name="P19">: INT, клиент</text:p>
            </text:list-item>
          </text:list>
        </text:list-item>
        <text:list-item>
          <text:p text:style-name="P20"><text:span text:style-name="Strong_20_Emphasis">Продукт</text:span></text:p>
          <text:list>
            <text:list-item>
              <text:p text:style-name="P20"><text:span text:style-name="Source_20_Text">product_id</text:span></text:p>
              <text:p text:style-name="P19">: INT, идентификатор продукта</text:p>
            </text:list-item>
            <text:list-item>
              <text:p text:style-name="P20"><text:span text:style-name="Source_20_Text">name</text:span></text:p>
              <text:p text:style-name="P19">: VARCHAR, наименование</text:p>
            </text:list-item>
            <text:list-item>
              <text:p text:style-name="P20"><text:span text:style-name="Source_20_Text">price</text:span></text:p>
              <text:p text:style-name="P19">: DECIMAL, цена</text:p>
            </text:list-item>
            <text:list-item>
              <text:p text:style-name="P20"><text:span text:style-name="Source_20_Text">weight</text:span></text:p>
              <text:p text:style-name="P19">: DECIMAL, вес</text:p>
            </text:list-item>
            <text:list-item>
              <text:p text:style-name="P20"><text:span text:style-name="Source_20_Text">stock_quantity</text:span></text:p>
              <text:p text:style-name="P19">: INT, количество на складе</text:p>
            </text:list-item>
            <text:list-item>
              <text:p text:style-name="P20"><text:span text:style-name="Source_20_Text">store_id</text:span></text:p>
              <text:p text:style-name="P19">: INT, идентификатор магазина</text:p>
            </text:list-item>
          </text:list>
        </text:list-item>
        <text:list-item>
          <text:p text:style-name="P20"><text:span text:style-name="Strong_20_Emphasis">Корзина</text:span></text:p>
          <text:list>
            <text:list-item>
              <text:p text:style-name="P20"><text:span text:style-name="Source_20_Text">basket_id</text:span></text:p>
              <text:p text:style-name="P19"><text:soft-page-break/>: INT, идентификатор корзины</text:p>
            </text:list-item>
            <text:list-item>
              <text:p text:style-name="P20"><text:span text:style-name="Source_20_Text">client_id</text:span></text:p>
              <text:p text:style-name="P19">: INT, идентификатор клиента</text:p>
            </text:list-item>
            <text:list-item>
              <text:p text:style-name="P20"><text:span text:style-name="Source_20_Text">date_added</text:span></text:p>
              <text:p text:style-name="P19">: DATE, дата добавления</text:p>
            </text:list-item>
          </text:list>
        </text:list-item>
        <text:list-item>
          <text:p text:style-name="P20"><text:span text:style-name="Strong_20_Emphasis">Элемент корзины</text:span></text:p>
          <text:list>
            <text:list-item>
              <text:p text:style-name="P20"><text:span text:style-name="Source_20_Text">item_id</text:span></text:p>
              <text:p text:style-name="P19">: INT, идентификатор элемента корзины</text:p>
            </text:list-item>
            <text:list-item>
              <text:p text:style-name="P20"><text:span text:style-name="Source_20_Text">basket_id</text:span></text:p>
              <text:p text:style-name="P19">: INT, идентификатор корзины</text:p>
            </text:list-item>
            <text:list-item>
              <text:p text:style-name="P20"><text:span text:style-name="Source_20_Text">product_id</text:span></text:p>
              <text:p text:style-name="P19">: INT, идентификатор продукта</text:p>
            </text:list-item>
            <text:list-item>
              <text:p text:style-name="P20"><text:span text:style-name="Source_20_Text">quantity</text:span></text:p>
              <text:p text:style-name="P19">: INT, количество</text:p>
            </text:list-item>
          </text:list>
        </text:list-item>
        <text:list-item>
          <text:p text:style-name="P20"><text:span text:style-name="Strong_20_Emphasis">Доставка</text:span></text:p>
          <text:list>
            <text:list-item>
              <text:p text:style-name="P20"><text:span text:style-name="Source_20_Text">delivery_id</text:span></text:p>
              <text:p text:style-name="P19">: INT, идентификатор доставки</text:p>
            </text:list-item>
            <text:list-item>
              <text:p text:style-name="P20"><text:span text:style-name="Source_20_Text">order_id</text:span></text:p>
              <text:p text:style-name="P19">: INT, идентификатор заказа</text:p>
            </text:list-item>
            <text:list-item>
              <text:p text:style-name="P20"><text:span text:style-name="Source_20_Text">courier_id</text:span></text:p>
              <text:p text:style-name="P19">: INT, идентификатор курьера</text:p>
            </text:list-item>
            <text:list-item>
              <text:p text:style-name="P20"><text:span text:style-name="Source_20_Text">status</text:span></text:p>
              <text:p text:style-name="P19">: VARCHAR, статус доставки</text:p>
            </text:list-item>
            <text:list-item>
              <text:p text:style-name="P20"><text:span text:style-name="Source_20_Text">payment_status</text:span></text:p>
              <text:p text:style-name="P19">: BOOLEAN, статус оплаты</text:p>
            </text:list-item>
          </text:list>
        </text:list-item>
        <text:list-item>
          <text:p text:style-name="P20"><text:span text:style-name="Strong_20_Emphasis">Сообщение</text:span></text:p>
          <text:list>
            <text:list-item>
              <text:p text:style-name="P20"><text:span text:style-name="Source_20_Text">message_id</text:span></text:p>
              <text:p text:style-name="P19">: INT, идентификатор сообщения</text:p>
            </text:list-item>
            <text:list-item>
              <text:p text:style-name="P20"><text:span text:style-name="Source_20_Text">order_id</text:span></text:p>
              <text:p text:style-name="P19">: INT, идентификатор заказа</text:p>
            </text:list-item>
            <text:list-item>
              <text:p text:style-name="P20"><text:span text:style-name="Source_20_Text">type</text:span></text:p>
              <text:p text:style-name="P19">: VARCHAR, тип сообщения</text:p>
            </text:list-item>
            <text:list-item>
              <text:p text:style-name="P20"><text:span text:style-name="Source_20_Text">content</text:span></text:p>
              <text:p text:style-name="P18">: TEXT, содержание сообщения</text:p>
            </text:list-item>
          </text:list>
        </text:list-item>
      </text:list>
      <text:p text:style-name="P4">Теперь модель выглядит более гибкой, и можно использовать одну запись для человека, который может быть как клиентом, так и курьером.</text:p>
      <text:p text:style-name="P4"/>
      <text:p text:style-name="P2"/>
      <text:p text:style-name="P10"><text:span text:style-name="Strong_20_Emphasis">Человек</text:span> и <text:span text:style-name="Strong_20_Emphasis">Клиент</text:span>, <text:span text:style-name="Strong_20_Emphasis">Курьер</text:span>:</text:p>
      <text:list text:style-name="L9">
        <text:list-item>
          <text:list>
            <text:list-item>
              <text:p text:style-name="P25">Один ко одному: каждый человек может быть клиентом или курьером, но роль определяется отдельно.</text:p>
            </text:list-item>
          </text:list>
        </text:list-item>
        <text:list-item>
          <text:p text:style-name="P25"><text:span text:style-name="Strong_20_Emphasis">Город</text:span> и <text:span text:style-name="Strong_20_Emphasis">Магазин</text:span>:</text:p>
          <text:list>
            <text:list-item>
              <text:p text:style-name="P25">Один ко многим: один город может содержать множество магазинов.</text:p>
            </text:list-item>
          </text:list>
        </text:list-item>
        <text:list-item>
          <text:p text:style-name="P25"><text:span text:style-name="Strong_20_Emphasis">Магазин</text:span> и <text:span text:style-name="Strong_20_Emphasis">Продукт</text:span>:</text:p>
          <text:list>
            <text:list-item>
              <text:p text:style-name="P25">Один ко многим: один магазин может предлагать множество продуктов.</text:p>
            </text:list-item>
          </text:list>
        </text:list-item>
        <text:list-item>
          <text:p text:style-name="P25"><text:soft-page-break/><text:span text:style-name="Strong_20_Emphasis">Клиент</text:span> и <text:span text:style-name="Strong_20_Emphasis">Заказ</text:span>:</text:p>
          <text:list>
            <text:list-item>
              <text:p text:style-name="P25">Один ко многим: один клиент может сделать несколько заказов.</text:p>
            </text:list-item>
          </text:list>
        </text:list-item>
        <text:list-item>
          <text:p text:style-name="P25"><text:span text:style-name="Strong_20_Emphasis">Клиент</text:span> и <text:span text:style-name="Strong_20_Emphasis">Карта</text:span>:</text:p>
          <text:list>
            <text:list-item>
              <text:p text:style-name="P25">Один ко многим: один клиент может иметь несколько карт.</text:p>
            </text:list-item>
          </text:list>
        </text:list-item>
        <text:list-item>
          <text:p text:style-name="P25"><text:span text:style-name="Strong_20_Emphasis">Заказ</text:span> и <text:span text:style-name="Strong_20_Emphasis">Элемент корзины</text:span>:</text:p>
          <text:list>
            <text:list-item>
              <text:p text:style-name="P25">Один ко многим: один заказ состоит из множества элементов корзины.</text:p>
            </text:list-item>
          </text:list>
        </text:list-item>
        <text:list-item>
          <text:p text:style-name="P25"><text:span text:style-name="Strong_20_Emphasis">Элемент корзины</text:span> и <text:span text:style-name="Strong_20_Emphasis">Продукт</text:span>:</text:p>
          <text:list>
            <text:list-item>
              <text:p text:style-name="P25">Много ко одному: каждый элемент корзины связан с одним продуктом.</text:p>
            </text:list-item>
          </text:list>
        </text:list-item>
        <text:list-item>
          <text:p text:style-name="P25"><text:span text:style-name="Strong_20_Emphasis">Заказ</text:span> и <text:span text:style-name="Strong_20_Emphasis">Доставка</text:span>:</text:p>
          <text:list>
            <text:list-item>
              <text:p text:style-name="P25">Один к одному: у одного заказа может быть только одна доставка.</text:p>
            </text:list-item>
          </text:list>
        </text:list-item>
        <text:list-item>
          <text:p text:style-name="P25"><text:span text:style-name="Strong_20_Emphasis">Доставка</text:span> и <text:span text:style-name="Strong_20_Emphasis">Курьер</text:span>:</text:p>
          <text:list>
            <text:list-item>
              <text:p text:style-name="P25">Много ко одному: один курьер может осуществить несколько доставок.</text:p>
            </text:list-item>
          </text:list>
        </text:list-item>
        <text:list-item>
          <text:p text:style-name="P25"><text:span text:style-name="Strong_20_Emphasis">Заказ</text:span> и <text:span text:style-name="Strong_20_Emphasis">Сообщение</text:span>:</text:p>
          <text:list>
            <text:list-item>
              <text:p text:style-name="P26">Один ко многим: один заказ может иметь множество сообщений.</text:p>
            </text:list-item>
          </text:list>
        </text:list-item>
      </text:list>
      <text:p text:style-name="P4">Такое распределение позволит эффективно управлять данными и структурировать базу данных.</text:p>
      <text:p text:style-name="P3">А почему сообщение с коиентом и доставщиком не соекдинены?</text:p>
      <text:p text:style-name="P4">Вы правы, сообщения действительно должны быть связаны с людьми, которые их отправляют или получают. Давайте уточним модель:</text:p>
      <text:h text:style-name="P1" text:outline-level="3">Измененные связи:</text:h>
      <text:list text:style-name="L10">
        <text:list-item>
          <text:p text:style-name="P27"><text:span text:style-name="Strong_20_Emphasis">Сообщение</text:span> и <text:span text:style-name="Strong_20_Emphasis">Человек</text:span>:</text:p>
          <text:list>
            <text:list-item>
              <text:p text:style-name="P28">Много ко многим: одно сообщение может быть связано с несколькими людьми (например, отправитель и получатель).</text:p>
            </text:list-item>
          </text:list>
        </text:list-item>
      </text:list>
      <text:h text:style-name="P1" text:outline-level="3">Новая структура сообщения:</text:h>
      <text:list text:style-name="L11">
        <text:list-item>
          <text:p text:style-name="P29"><text:span text:style-name="Strong_20_Emphasis">Сообщение</text:span></text:p>
          <text:list>
            <text:list-item>
              <text:p text:style-name="P29">Идентификатор сообщения (PK)</text:p>
            </text:list-item>
            <text:list-item>
              <text:p text:style-name="P29">Идентификатор заказа (FK)</text:p>
            </text:list-item>
            <text:list-item>
              <text:p text:style-name="P29">Идентификатор отправителя (FK, Человек)</text:p>
            </text:list-item>
            <text:list-item>
              <text:p text:style-name="P29">Идентификатор получателя (FK, Человек)</text:p>
            </text:list-item>
            <text:list-item>
              <text:p text:style-name="P29">Тип сообщения</text:p>
            </text:list-item>
            <text:list-item>
              <text:p text:style-name="P30">Содержание</text:p>
            </text:list-item>
          </text:list>
        </text:list-item>
      </text:list>
      <text:p text:style-name="P4">Таким образом, каждое сообщение может быть связано с определенным клиентом или курьером через поля отправителя и получателя, обеспечивая гибкость общения в системе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Давайте внимательно пересмотрим структуру и исправим ошибки:</text:p>
      <text:h text:style-name="P1" text:outline-level="3">Структура:</text:h>
      <text:list text:style-name="L12">
        <text:list-item>
          <text:p text:style-name="P31"><text:span text:style-name="Strong_20_Emphasis">Человек</text:span></text:p>
          <text:list>
            <text:list-item>
              <text:p text:style-name="P31">Идентификатор человека (PK)</text:p>
            </text:list-item>
            <text:list-item>
              <text:p text:style-name="P31">Имя</text:p>
            </text:list-item>
            <text:list-item>
              <text:p text:style-name="P31">Контактная информация</text:p>
            </text:list-item>
          </text:list>
        </text:list-item>
        <text:list-item>
          <text:p text:style-name="P31"><text:span text:style-name="Strong_20_Emphasis">Клиент</text:span></text:p>
          <text:list>
            <text:list-item>
              <text:p text:style-name="P31">Идентификатор клиента (PK, FK - человек)</text:p>
            </text:list-item>
          </text:list>
        </text:list-item>
        <text:list-item>
          <text:p text:style-name="P31"><text:span text:style-name="Strong_20_Emphasis">Курьер</text:span></text:p>
          <text:list>
            <text:list-item>
              <text:p text:style-name="P31">Идентификатор курьера (PK, FK - человек)</text:p>
            </text:list-item>
            <text:list-item>
              <text:p text:style-name="P31">Статус</text:p>
            </text:list-item>
          </text:list>
        </text:list-item>
        <text:list-item>
          <text:p text:style-name="P31"><text:span text:style-name="Strong_20_Emphasis">Город</text:span></text:p>
          <text:list>
            <text:list-item>
              <text:p text:style-name="P31">Идентификатор города (PK)</text:p>
            </text:list-item>
            <text:list-item>
              <text:p text:style-name="P31">Название</text:p>
            </text:list-item>
          </text:list>
        </text:list-item>
        <text:list-item>
          <text:p text:style-name="P31"><text:span text:style-name="Strong_20_Emphasis">Магазин</text:span></text:p>
          <text:list>
            <text:list-item>
              <text:p text:style-name="P31">Идентификатор магазина (PK)</text:p>
            </text:list-item>
            <text:list-item>
              <text:p text:style-name="P31">Название</text:p>
            </text:list-item>
            <text:list-item>
              <text:p text:style-name="P31">Идентификатор города (FK)</text:p>
            </text:list-item>
          </text:list>
        </text:list-item>
        <text:list-item>
          <text:p text:style-name="P31"><text:span text:style-name="Strong_20_Emphasis">Заказ</text:span></text:p>
          <text:list>
            <text:list-item>
              <text:p text:style-name="P31">Идентификатор заказа (PK)</text:p>
            </text:list-item>
            <text:list-item>
              <text:p text:style-name="P31">Идентификатор клиента (FK)</text:p>
            </text:list-item>
            <text:list-item>
              <text:p text:style-name="P31">Идентификатор магазина (FK)</text:p>
            </text:list-item>
            <text:list-item>
              <text:p text:style-name="P31">Дата создания</text:p>
            </text:list-item>
            <text:list-item>
              <text:p text:style-name="P31">Статус заказа</text:p>
            </text:list-item>
            <text:list-item>
              <text:p text:style-name="P31">Общий вес</text:p>
            </text:list-item>
            <text:list-item>
              <text:p text:style-name="P31">Идентификатор корзины (FK)</text:p>
            </text:list-item>
          </text:list>
        </text:list-item>
        <text:list-item>
          <text:p text:style-name="P31"><text:span text:style-name="Strong_20_Emphasis">Карта</text:span></text:p>
          <text:list>
            <text:list-item>
              <text:p text:style-name="P31">Идентификатор карты (PK)</text:p>
            </text:list-item>
            <text:list-item>
              <text:p text:style-name="P31">Номер карты</text:p>
            </text:list-item>
            <text:list-item>
              <text:p text:style-name="P31">Дата окончания действия</text:p>
            </text:list-item>
            <text:list-item>
              <text:p text:style-name="P31">Идентификатор клиента (FK)</text:p>
            </text:list-item>
          </text:list>
        </text:list-item>
        <text:list-item>
          <text:p text:style-name="P31"><text:span text:style-name="Strong_20_Emphasis">Продукт</text:span></text:p>
          <text:list>
            <text:list-item>
              <text:p text:style-name="P31">Идентификатор продукта (PK)</text:p>
            </text:list-item>
            <text:list-item>
              <text:p text:style-name="P31">Наименование</text:p>
            </text:list-item>
            <text:list-item>
              <text:p text:style-name="P31">Цена</text:p>
            </text:list-item>
            <text:list-item>
              <text:p text:style-name="P31">Вес</text:p>
            </text:list-item>
            <text:list-item>
              <text:p text:style-name="P31">Количество на складе</text:p>
            </text:list-item>
            <text:list-item>
              <text:p text:style-name="P31">Идентификатор магазина (FK)</text:p>
            </text:list-item>
          </text:list>
        </text:list-item>
        <text:list-item>
          <text:p text:style-name="P31"><text:span text:style-name="Strong_20_Emphasis">Корзина</text:span></text:p>
          <text:list>
            <text:list-item>
              <text:p text:style-name="P31">Идентификатор корзины (PK)</text:p>
            </text:list-item>
            <text:list-item>
              <text:p text:style-name="P31">Идентификатор клиента (FK)</text:p>
            </text:list-item>
            <text:list-item>
              <text:p text:style-name="P31">Дата добавления</text:p>
            </text:list-item>
          </text:list>
        </text:list-item>
        <text:list-item>
          <text:p text:style-name="P31"><text:span text:style-name="Strong_20_Emphasis">Элемент корзины</text:span></text:p>
          <text:list>
            <text:list-item>
              <text:p text:style-name="P31">Идентификатор (PK)</text:p>
            </text:list-item>
            <text:list-item>
              <text:p text:style-name="P31">Идентификатор корзины (FK)</text:p>
            </text:list-item>
            <text:list-item>
              <text:p text:style-name="P31">Идентификатор продукта (FK)</text:p>
            </text:list-item>
            <text:list-item>
              <text:p text:style-name="P31"><text:soft-page-break/>Количество</text:p>
            </text:list-item>
          </text:list>
        </text:list-item>
        <text:list-item>
          <text:p text:style-name="P31"><text:span text:style-name="Strong_20_Emphasis">Доставка</text:span></text:p>
          <text:list>
            <text:list-item>
              <text:p text:style-name="P31">Идентификатор доставки (PK)</text:p>
            </text:list-item>
            <text:list-item>
              <text:p text:style-name="P31">Идентификатор заказа (FK)</text:p>
            </text:list-item>
            <text:list-item>
              <text:p text:style-name="P31">Идентификатор курьера (FK)</text:p>
            </text:list-item>
            <text:list-item>
              <text:p text:style-name="P31">Статус доставки</text:p>
            </text:list-item>
            <text:list-item>
              <text:p text:style-name="P31">Статус оплаты</text:p>
            </text:list-item>
          </text:list>
        </text:list-item>
        <text:list-item>
          <text:p text:style-name="P31"><text:span text:style-name="Strong_20_Emphasis">Сообщение</text:span></text:p>
          <text:list>
            <text:list-item>
              <text:p text:style-name="P31">Идентификатор сообщения (PK)</text:p>
            </text:list-item>
            <text:list-item>
              <text:p text:style-name="P31">Идентификатор заказа (FK)</text:p>
            </text:list-item>
            <text:list-item>
              <text:p text:style-name="P31">Идентификатор отправителя (FK, Человек)</text:p>
            </text:list-item>
            <text:list-item>
              <text:p text:style-name="P31">Идентификатор получателя (FK, Человек)</text:p>
            </text:list-item>
            <text:list-item>
              <text:p text:style-name="P31">Тип сообщения</text:p>
            </text:list-item>
            <text:list-item>
              <text:p text:style-name="P32">Содержание</text:p>
            </text:list-item>
          </text:list>
        </text:list-item>
      </text:list>
      <text:h text:style-name="P1" text:outline-level="3">Отношения:</text:h>
      <text:list text:style-name="L13">
        <text:list-item>
          <text:p text:style-name="P33"><text:span text:style-name="Strong_20_Emphasis">Человек</text:span> и <text:span text:style-name="Strong_20_Emphasis">Клиент</text:span>, <text:span text:style-name="Strong_20_Emphasis">Курьер</text:span>:</text:p>
          <text:list>
            <text:list-item>
              <text:p text:style-name="P33">Один ко одному. Позволяет человеку быть клиентом или курьером.</text:p>
            </text:list-item>
          </text:list>
        </text:list-item>
        <text:list-item>
          <text:p text:style-name="P33"><text:span text:style-name="Strong_20_Emphasis">Город</text:span> и <text:span text:style-name="Strong_20_Emphasis">Магазин</text:span>:</text:p>
          <text:list>
            <text:list-item>
              <text:p text:style-name="P33">Один ко многим. Город может содержать множество магазинов.</text:p>
            </text:list-item>
          </text:list>
        </text:list-item>
        <text:list-item>
          <text:p text:style-name="P33"><text:span text:style-name="Strong_20_Emphasis">Магазин</text:span> и <text:span text:style-name="Strong_20_Emphasis">Продукт</text:span>:</text:p>
          <text:list>
            <text:list-item>
              <text:p text:style-name="P33">Один ко многим. Магазин предлагает множество продуктов.</text:p>
            </text:list-item>
          </text:list>
        </text:list-item>
        <text:list-item>
          <text:p text:style-name="P33"><text:span text:style-name="Strong_20_Emphasis">Клиент</text:span> и <text:span text:style-name="Strong_20_Emphasis">Заказ</text:span>:</text:p>
          <text:list>
            <text:list-item>
              <text:p text:style-name="P33">Один ко многим. Клиент может сделать несколько заказов.</text:p>
            </text:list-item>
          </text:list>
        </text:list-item>
        <text:list-item>
          <text:p text:style-name="P33"><text:span text:style-name="Strong_20_Emphasis">Клиент</text:span> и <text:span text:style-name="Strong_20_Emphasis">Карта</text:span>:</text:p>
          <text:list>
            <text:list-item>
              <text:p text:style-name="P33">Один ко многим. Клиент может иметь несколько карт.</text:p>
            </text:list-item>
          </text:list>
        </text:list-item>
        <text:list-item>
          <text:p text:style-name="P33"><text:span text:style-name="Strong_20_Emphasis">Корзина</text:span> и <text:span text:style-name="Strong_20_Emphasis">Элемент корзины</text:span>:</text:p>
          <text:list>
            <text:list-item>
              <text:p text:style-name="P33">Один ко многим. Корзина содержит множество элементов.</text:p>
            </text:list-item>
          </text:list>
        </text:list-item>
        <text:list-item>
          <text:p text:style-name="P33"><text:span text:style-name="Strong_20_Emphasis">Элемент корзины</text:span> и <text:span text:style-name="Strong_20_Emphasis">Продукт</text:span>:</text:p>
          <text:list>
            <text:list-item>
              <text:p text:style-name="P33">Много к одному. Элемент связан с одним продуктом.</text:p>
            </text:list-item>
          </text:list>
        </text:list-item>
        <text:list-item>
          <text:p text:style-name="P33"><text:span text:style-name="Strong_20_Emphasis">Корзина</text:span> и <text:span text:style-name="Strong_20_Emphasis">Заказ</text:span>:</text:p>
          <text:list>
            <text:list-item>
              <text:p text:style-name="P33">Один к одному. Корзина привязана к одному конкретному заказу.</text:p>
            </text:list-item>
          </text:list>
        </text:list-item>
        <text:list-item>
          <text:p text:style-name="P33"><text:span text:style-name="Strong_20_Emphasis">Заказ</text:span> и <text:span text:style-name="Strong_20_Emphasis">Доставка</text:span>:</text:p>
          <text:list>
            <text:list-item>
              <text:p text:style-name="P33">Один ко одному. У заказа одна доставка.</text:p>
            </text:list-item>
          </text:list>
        </text:list-item>
        <text:list-item>
          <text:p text:style-name="P33"><text:span text:style-name="Strong_20_Emphasis">Доставка</text:span> и <text:span text:style-name="Strong_20_Emphasis">Курьер</text:span>:</text:p>
          <text:list>
            <text:list-item>
              <text:p text:style-name="P33">Много к одному. Курьер может осуществить несколько доставок.</text:p>
            </text:list-item>
          </text:list>
        </text:list-item>
        <text:list-item>
          <text:p text:style-name="P33"><text:span text:style-name="Strong_20_Emphasis">Заказ</text:span> и <text:span text:style-name="Strong_20_Emphasis">Магазин</text:span>:</text:p>
          <text:list>
            <text:list-item>
              <text:p text:style-name="P33">Много к одному. Заказ создается для конкретного магазина.</text:p>
            </text:list-item>
          </text:list>
        </text:list-item>
        <text:list-item>
          <text:p text:style-name="P33"><text:span text:style-name="Strong_20_Emphasis">Сообщение</text:span> и <text:span text:style-name="Strong_20_Emphasis">Человек</text:span>:</text:p>
          <text:list>
            <text:list-item>
              <text:p text:style-name="P34">Много ко многим. Сообщение может быть связано с несколькими людьми (отправитель и получатель).</text:p>
            </text:list-item>
          </text:list>
        </text:list-item>
      </text:list>
      <text:p text:style-name="P4">Теперь структура более логичная, учитывает связи между сущностями и правильно отражает бизнес-процессы из BPMN диаграммы.</text:p>
      <text:p text:style-name="P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3-10T22:43:27.432631874</dc:date>
    <meta:editing-duration>PT2H49M43S</meta:editing-duration>
    <meta:editing-cycles>6</meta:editing-cycles>
    <meta:generator>LibreOffice/7.6.6.3$Linux_X86_64 LibreOffice_project/60$Build-3</meta:generator>
    <meta:document-statistic meta:table-count="0" meta:image-count="0" meta:object-count="0" meta:page-count="13" meta:paragraph-count="550" meta:word-count="2162" meta:character-count="12344" meta:non-whitespace-character-count="11254"/>
  </office:meta>
</office:document-meta>
</file>